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3.261cm" svg:y="7.687cm">
            <draw:object draw:notify-on-update-of-ranges="Sheet1.C13:Sheet1.C22 Sheet1.E13:Sheet1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 </text:p>
          </table:table-cell>
          <table:table-cell office:value-type="float" office:value="4.985" calcext:value-type="float">
            <text:p>4,985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.048" calcext:value-type="float">
            <text:p>0,04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 inicial</text:p>
          </table:table-cell>
          <table:table-cell office:value-type="float" office:value="8.32" calcext:value-type="float">
            <text:p>8,32</text:p>
          </table:table-cell>
          <table:table-cell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88" calcext:value-type="float">
            <text:p>7,88</text:p>
          </table:table-cell>
          <table:table-cell table:formula="of:=217*[.D13]^(-0.13) -151" office:value-type="float" office:value="14.924808689481" calcext:value-type="float">
            <text:p>14,9248086894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77" calcext:value-type="float">
            <text:p>6,77</text:p>
          </table:table-cell>
          <table:table-cell table:formula="of:=217*[.D14]^(-0.13) -151" office:value-type="float" office:value="18.2322805284389" calcext:value-type="float">
            <text:p>18,23228052843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17" calcext:value-type="float">
            <text:p>6,17</text:p>
          </table:table-cell>
          <table:table-cell table:formula="of:=217*[.D15]^(-0.13) -151" office:value-type="float" office:value="20.2863135536445" calcext:value-type="float">
            <text:p>20,28631355364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6.08" calcext:value-type="float">
            <text:p>6,08</text:p>
          </table:table-cell>
          <table:table-cell table:formula="of:=217*[.D16]^(-0.13) -151" office:value-type="float" office:value="20.6138239680156" calcext:value-type="float">
            <text:p>20,61382396801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.54" calcext:value-type="float">
            <text:p>5,54</text:p>
          </table:table-cell>
          <table:table-cell table:formula="of:=217*[.D17]^(-0.13) -151" office:value-type="float" office:value="22.7014582514414" calcext:value-type="float">
            <text:p>22,70145825144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.39" calcext:value-type="float">
            <text:p>5,39</text:p>
          </table:table-cell>
          <table:table-cell table:formula="of:=217*[.D18]^(-0.13) -151" office:value-type="float" office:value="23.3223991590279" calcext:value-type="float">
            <text:p>23,32239915902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4.89" calcext:value-type="float">
            <text:p>4,89</text:p>
          </table:table-cell>
          <table:table-cell table:formula="of:=217*[.D19]^(-0.13) -151" office:value-type="float" office:value="25.5426259628933" calcext:value-type="float">
            <text:p>25,54262596289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.65" calcext:value-type="float">
            <text:p>4,65</text:p>
          </table:table-cell>
          <table:table-cell table:formula="of:=217*[.D20]^(-0.13) -151" office:value-type="float" office:value="26.7014002516543" calcext:value-type="float">
            <text:p>26,70140025165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4.38" calcext:value-type="float">
            <text:p>4,38</text:p>
          </table:table-cell>
          <table:table-cell table:formula="of:=217*[.D21]^(-0.13) -151" office:value-type="float" office:value="28.088665174015" calcext:value-type="float">
            <text:p>28,0886651740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.86" calcext:value-type="float">
            <text:p>3,86</text:p>
          </table:table-cell>
          <table:table-cell table:formula="of:=217*[.D22]^(-0.13) -151" office:value-type="float" office:value="31.0553241423069" calcext:value-type="float">
            <text:p>31,055324142306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3:22:52.803145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0T13:22:55.252434304</meta:creation-date>
    <meta:editing-duration>PT18S</meta:editing-duration>
    <meta:editing-cycles>2</meta:editing-cycles>
    <meta:generator>LibreOffice/6.3.5.2$Linux_X86_64 LibreOffice_project/30$Build-2</meta:generator>
    <dc:date>2020-03-30T13:23:10.926509240</dc:date>
    <meta:document-statistic meta:table-count="1" meta:cell-count="49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13:Sheet1.C22 Sheet1.E13:Sheet1.E22" svg:x="0.32cm" svg:y="0.18cm" svg:width="13.097cm" svg:height="8.64cm">
          <chartooo:coordinate-region svg:x="0.941cm" svg:y="0.379cm" svg:width="12.1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3:Sheet1.E22" chart:class="chart:scatter">
            <chart:domain table:cell-range-address="Sheet1.C13:Sheet1.C2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C13:Sheet1.C22</svg:desc>
                </draw:g>
              </table:table-cell>
              <table:table-cell office:value-type="float" office:value="14.924808689481">
                <text:p>14.924808689481</text:p>
                <draw:g>
                  <svg:desc>Sheet1.E13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8.2322805284389">
                <text:p>18.2322805284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0.2863135536445">
                <text:p>20.2863135536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0.6138239680156">
                <text:p>20.6138239680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2.7014582514414">
                <text:p>22.7014582514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3.3223991590279">
                <text:p>23.3223991590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25.5426259628933">
                <text:p>25.5426259628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26.7014002516543">
                <text:p>26.7014002516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28.088665174015">
                <text:p>28.088665174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1.0553241423069">
                <text:p>31.0553241423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